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E7E6E6"/>
    </style:style>
    <style:style style:name="ce3" style:family="table-cell" style:parent-style-name="Default" style:data-style-name="N0">
      <style:table-cell-properties fo:border="thin solid #000000" fo:background-color="#B4C6E7"/>
    </style:style>
    <style:style style:name="ce4" style:family="table-cell" style:parent-style-name="Default" style:data-style-name="N0">
      <style:table-cell-properties fo:border="thin solid #000000" style:vertical-align="automatic" fo:wrap-option="wrap" fo:background-color="#B4C6E7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7E6E6"/>
    </style:style>
    <style:style style:name="ce6" style:family="table-cell" style:parent-style-name="Default" style:data-style-name="N0">
      <style:table-cell-properties fo:border="thin solid #000000" fo:background-color="#D0CECE"/>
    </style:style>
    <style:style style:name="ce7" style:family="table-cell" style:parent-style-name="Default" style:data-style-name="N0">
      <style:table-cell-properties fo:background-color="#D0CECE"/>
    </style:style>
    <style:style style:name="ce8" style:family="table-cell" style:parent-style-name="Default" style:data-style-name="N0">
      <style:table-cell-properties fo:border="thin solid #000000" fo:background-color="#8EA9DB"/>
    </style:style>
    <style:style style:name="ce9" style:family="table-cell" style:parent-style-name="Default" style:data-style-name="N0">
      <style:table-cell-properties fo:border="thin solid #000000" fo:background-color="#8497B0"/>
    </style:style>
    <style:style style:name="ce10" style:family="table-cell" style:parent-style-name="Default" style:data-style-name="N0">
      <style:table-cell-properties fo:background-color="#FFE699"/>
    </style:style>
    <style:style style:name="ce11" style:family="table-cell" style:parent-style-name="Default" style:data-style-name="N0">
      <style:table-cell-properties fo:border="thin solid #000000" fo:background-color="#AEAAAA"/>
    </style:style>
    <style:style style:name="ce12" style:family="table-cell" style:parent-style-name="Default" style:data-style-name="N0">
      <style:table-cell-properties fo:background-color="#8EA9DB"/>
    </style:style>
    <style:style style:name="ce13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  <style:text-properties fo:font-size="22pt" style:font-size-asian="22pt" style:font-size-complex="22pt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2C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wrap-option="wrap" fo:background-color="#FFF2CC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wrap-option="wrap" fo:background-color="#FFE699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FFE699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fo:background-color="#FFE699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35479166666667cm" style:use-optimal-column-width="true"/>
    </style:style>
    <style:style style:name="co2" style:family="table-column">
      <style:table-column-properties fo:break-before="auto" style:column-width="2.16958333333333cm" style:use-optimal-column-width="true"/>
    </style:style>
    <style:style style:name="co3" style:family="table-column">
      <style:table-column-properties fo:break-before="auto" style:column-width="2.91041666666667cm" style:use-optimal-column-width="true"/>
    </style:style>
    <style:style style:name="co4" style:family="table-column">
      <style:table-column-properties fo:break-before="auto" style:column-width="2.09020833333333cm" style:use-optimal-column-width="true"/>
    </style:style>
    <style:style style:name="co5" style:family="table-column">
      <style:table-column-properties fo:break-before="auto" style:column-width="3.12208333333333cm" style:use-optimal-column-width="true"/>
    </style:style>
    <style:style style:name="co6" style:family="table-column">
      <style:table-column-properties fo:break-before="auto" style:column-width="2.8575cm" style:use-optimal-column-width="true"/>
    </style:style>
    <style:style style:name="co7" style:family="table-column">
      <style:table-column-properties fo:break-before="auto" style:column-width="2.88395833333333cm" style:use-optimal-column-width="true"/>
    </style:style>
    <style:style style:name="co8" style:family="table-column">
      <style:table-column-properties fo:break-before="auto" style:column-width="1.85208333333333cm" style:use-optimal-column-width="true"/>
    </style:style>
    <style:style style:name="co9" style:family="table-column">
      <style:table-column-properties fo:break-before="auto" style:column-width="3.22791666666667cm" style:use-optimal-column-width="true"/>
    </style:style>
    <style:style style:name="co10" style:family="table-column">
      <style:table-column-properties fo:break-before="auto" style:column-width="5.08cm" style:use-optimal-column-width="true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2.56645833333333cm" style:use-optimal-column-width="true"/>
    </style:style>
    <style:style style:name="co13" style:family="table-column">
      <style:table-column-properties fo:break-before="auto" style:column-width="2.2754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33.75pt" style:use-optimal-row-height="false" fo:break-before="auto"/>
    </style:style>
    <style:style style:name="ro5" style:family="table-row">
      <style:table-row-properties style:row-height="32.25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sk_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2" table:default-cell-style-name="ce1"/>
        <table:table-column table:style-name="co13" table:default-cell-style-name="ce1"/>
        <table:table-column table:style-name="co11" table:number-columns-repeated="16368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number-columns-spanned="7" table:number-rows-spanned="1" table:style-name="ce13">
            <text:p>10 Example of If Else</text:p>
          </table:table-cell>
          <table:covered-table-cell table:number-columns-repeated="6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shop_nam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outlets</text:p>
          </table:table-cell>
          <table:table-cell office:value-type="string" table:style-name="ce2">
            <text:p>customer_count</text:p>
          </table:table-cell>
          <table:table-cell office:value-type="string" table:style-name="ce2">
            <text:p>sales</text:p>
          </table:table-cell>
          <table:table-cell office:value-type="string" table:style-name="ce2">
            <text:p>employee</text:p>
          </table:table-cell>
          <table:table-cell office:value-type="string" table:style-name="ce2">
            <text:p>IF</text:p>
          </table:table-cell>
          <table:table-cell table:number-columns-repeated="16374" table:style-name="ce1"/>
        </table:table-row>
        <table:table-row table:style-name="ro3">
          <table:table-cell table:number-columns-repeated="2"/>
          <table:table-cell office:value-type="string" table:style-name="ce3">
            <text:p>dmart</text:p>
          </table:table-cell>
          <table:table-cell office:value-type="string" table:style-name="ce4">
            <text:p>Automotive sq, near tp road, 400001</text:p>
          </table:table-cell>
          <table:table-cell office:value-type="string" table:style-name="ce3">
            <text:p>offline</text:p>
          </table:table-cell>
          <table:table-cell office:value-type="float" office:value="5" table:style-name="ce3">
            <text:p>5</text:p>
          </table:table-cell>
          <table:table-cell office:value-type="float" office:value="5000" table:style-name="ce3">
            <text:p>5000</text:p>
          </table:table-cell>
          <table:table-cell office:value-type="float" office:value="100000" table:style-name="ce3">
            <text:p>100000</text:p>
          </table:table-cell>
          <table:table-cell office:value-type="float" office:value="700" table:style-name="ce3">
            <text:p>700</text:p>
          </table:table-cell>
          <table:table-cell office:value-type="string" office:string-value="700 emp thode hai" table:formula="of:=IF([.$I6]&lt;=400;[.$I6]&amp;&quot; emp kam hai&quot;;IF([.$I6]&gt;1000;[.$I6]&amp;&quot; emp boht hai&quot;;[.$I6]&amp;&quot; emp thode hai&quot;))" table:style-name="ce3">
            <text:p>700 emp thode hai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3">
            <text:p>vishal mart</text:p>
          </table:table-cell>
          <table:table-cell office:value-type="string" table:style-name="ce3">
            <text:p>bhande plot</text:p>
          </table:table-cell>
          <table:table-cell office:value-type="string" table:style-name="ce3">
            <text:p>offline</text:p>
          </table:table-cell>
          <table:table-cell office:value-type="float" office:value="2" table:style-name="ce3">
            <text:p>2</text:p>
          </table:table-cell>
          <table:table-cell office:value-type="float" office:value="1000" table:style-name="ce3">
            <text:p>1000</text:p>
          </table:table-cell>
          <table:table-cell office:value-type="float" office:value="10000" table:style-name="ce3">
            <text:p>10000</text:p>
          </table:table-cell>
          <table:table-cell office:value-type="float" office:value="100" table:style-name="ce3">
            <text:p>100</text:p>
          </table:table-cell>
          <table:table-cell office:value-type="string" office:string-value="100 emp kam hai" table:formula="of:=IF([.$I7]&lt;=400;[.$I7]&amp;&quot; emp kam hai&quot;;IF([.$I7]&gt;1000;[.$I7]&amp;&quot; emp boht hai&quot;;[.$I7]&amp;&quot; emp thode hai&quot;))" table:style-name="ce3">
            <text:p>100 emp kam hai</text:p>
          </table:table-cell>
          <table:table-cell table:number-columns-repeated="16374" table:style-name="ce1"/>
        </table:table-row>
        <table:table-row table:style-name="ro1">
          <table:table-cell table:number-columns-repeated="2"/>
          <table:table-cell office:value-type="string" table:style-name="ce3">
            <text:p>reliance mart</text:p>
          </table:table-cell>
          <table:table-cell office:value-type="string" table:style-name="ce3">
            <text:p>jariplot</text:p>
          </table:table-cell>
          <table:table-cell office:value-type="string" table:style-name="ce3">
            <text:p>offline</text:p>
          </table:table-cell>
          <table:table-cell office:value-type="float" office:value="6" table:style-name="ce3">
            <text:p>6</text:p>
          </table:table-cell>
          <table:table-cell office:value-type="float" office:value="7000" table:style-name="ce3">
            <text:p>7000</text:p>
          </table:table-cell>
          <table:table-cell office:value-type="float" office:value="200000" table:style-name="ce3">
            <text:p>200000</text:p>
          </table:table-cell>
          <table:table-cell office:value-type="float" office:value="1000" table:style-name="ce3">
            <text:p>1000</text:p>
          </table:table-cell>
          <table:table-cell office:value-type="string" office:string-value="1000 emp thode hai" table:formula="of:=IF([.$I8]&lt;=400;[.$I8]&amp;&quot; emp kam hai&quot;;IF([.$I8]&gt;1000;[.$I8]&amp;&quot; emp boht hai&quot;;[.$I8]&amp;&quot; emp thode hai&quot;))" table:style-name="ce3">
            <text:p>1000 emp thode hai</text:p>
          </table:table-cell>
          <table:table-cell table:style-name="ce1"/>
          <table:table-cell office:value-type="string" table:style-name="ce1">
            <text:p>400&lt;</text:p>
          </table:table-cell>
          <table:table-cell office:value-type="string" table:style-name="ce1">
            <text:p>emp kam hai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3">
            <text:p>swiggy</text:p>
          </table:table-cell>
          <table:table-cell office:value-type="string" table:style-name="ce3">
            <text:p>nandanvan</text:p>
          </table:table-cell>
          <table:table-cell office:value-type="string" table:style-name="ce3">
            <text:p>online</text:p>
          </table:table-cell>
          <table:table-cell office:value-type="float" office:value="1" table:style-name="ce3">
            <text:p>1</text:p>
          </table:table-cell>
          <table:table-cell office:value-type="float" office:value="15000" table:style-name="ce3">
            <text:p>15000</text:p>
          </table:table-cell>
          <table:table-cell office:value-type="float" office:value="200000" table:style-name="ce3">
            <text:p>200000</text:p>
          </table:table-cell>
          <table:table-cell office:value-type="float" office:value="5000" table:style-name="ce3">
            <text:p>5000</text:p>
          </table:table-cell>
          <table:table-cell office:value-type="string" office:string-value="5000 emp boht hai" table:formula="of:=IF([.$I9]&lt;=400;[.$I9]&amp;&quot; emp kam hai&quot;;IF([.$I9]&gt;1000;[.$I9]&amp;&quot; emp boht hai&quot;;[.$I9]&amp;&quot; emp thode hai&quot;))" table:style-name="ce3">
            <text:p>5000 emp boht hai</text:p>
          </table:table-cell>
          <table:table-cell table:style-name="ce1"/>
          <table:table-cell office:value-type="string" table:style-name="ce1">
            <text:p>1000&gt;=</text:p>
          </table:table-cell>
          <table:table-cell office:value-type="string" table:style-name="ce1">
            <text:p>emp Thode hai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3">
            <text:p>big basket</text:p>
          </table:table-cell>
          <table:table-cell office:value-type="string" table:style-name="ce3">
            <text:p>wardhman</text:p>
          </table:table-cell>
          <table:table-cell office:value-type="string" table:style-name="ce3">
            <text:p>online</text:p>
          </table:table-cell>
          <table:table-cell office:value-type="float" office:value="3" table:style-name="ce3">
            <text:p>3</text:p>
          </table:table-cell>
          <table:table-cell office:value-type="float" office:value="12000" table:style-name="ce3">
            <text:p>12000</text:p>
          </table:table-cell>
          <table:table-cell office:value-type="float" office:value="150000" table:style-name="ce3">
            <text:p>150000</text:p>
          </table:table-cell>
          <table:table-cell office:value-type="float" office:value="7000" table:style-name="ce3">
            <text:p>7000</text:p>
          </table:table-cell>
          <table:table-cell office:value-type="string" office:string-value="7000 emp boht hai" table:formula="of:=IF([.$I10]&lt;=400;[.$I10]&amp;&quot; emp kam hai&quot;;IF([.$I10]&gt;1000;[.$I10]&amp;&quot; emp boht hai&quot;;[.$I10]&amp;&quot; emp thode hai&quot;))" table:style-name="ce3">
            <text:p>7000 emp boht hai</text:p>
          </table:table-cell>
          <table:table-cell table:style-name="ce1"/>
          <table:table-cell office:value-type="string" table:style-name="ce1">
            <text:p>1000&lt;</text:p>
          </table:table-cell>
          <table:table-cell office:value-type="string" table:style-name="ce1">
            <text:p>emp boh hai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3">
            <text:p>dukan_wala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offline</text:p>
          </table:table-cell>
          <table:table-cell office:value-type="float" office:value="10" table:style-name="ce3">
            <text:p>10</text:p>
          </table:table-cell>
          <table:table-cell office:value-type="float" office:value="2000" table:style-name="ce3">
            <text:p>2000</text:p>
          </table:table-cell>
          <table:table-cell office:value-type="float" office:value="50000" table:style-name="ce3">
            <text:p>50000</text:p>
          </table:table-cell>
          <table:table-cell office:value-type="float" office:value="20" table:style-name="ce3">
            <text:p>20</text:p>
          </table:table-cell>
          <table:table-cell office:value-type="string" office:string-value="20 emp kam hai" table:formula="of:=IF([.$I11]&lt;=400;[.$I11]&amp;&quot; emp kam hai&quot;;IF([.$I11]&gt;1000;[.$I11]&amp;&quot; emp boht hai&quot;;[.$I11]&amp;&quot; emp thode hai&quot;))" table:style-name="ce3">
            <text:p>20 emp kam hai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6" table:style-name="ce1"/>
          <table:table-cell office:value-type="string" table:number-columns-spanned="4" table:number-rows-spanned="1" table:style-name="ce14">
            <text:p>1)checking sales is greater than, less than and equal<text:s/></text:p>
          </table:table-cell>
          <table:covered-table-cell table:number-columns-repeated="3"/>
          <table:table-cell table:number-columns-repeated="16372" table:style-name="ce1"/>
        </table:table-row>
        <table:table-row table:style-name="ro1">
          <table:table-cell table:number-columns-repeated="2"/>
          <table:table-cell table:number-columns-repeated="7" table:style-name="ce1"/>
          <table:table-cell office:value-type="string" table:style-name="ce5">
            <text:p>sales</text:p>
          </table:table-cell>
          <table:table-cell office:value-type="string" table:style-name="ce5">
            <text:p>IF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table:number-columns-repeated="7" table:style-name="ce1"/>
          <table:table-cell office:value-type="float" office:value="100000" table:style-name="ce3">
            <text:p>100000</text:p>
          </table:table-cell>
          <table:table-cell office:value-type="string" office:string-value="100000 is equal to 100000" table:formula="of:=IF([.$J15]&gt;[.$H$16];[.$J15]&amp;&quot; is Greater than &quot;&amp;[.$H$16];IF([.$J15]&lt;[.$H$16];[.$J15]&amp;&quot; less than &quot;&amp;[.$H$16];[.$J15]&amp;&quot; is equal to &quot;&amp;[.$H$16]))" table:style-name="ce3">
            <text:p>100000 is equal to 100000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3">
            <text:p>check value</text:p>
          </table:table-cell>
          <table:table-cell office:value-type="float" office:value="100000" table:style-name="ce3">
            <text:p>100000</text:p>
          </table:table-cell>
          <table:table-cell table:style-name="ce1"/>
          <table:table-cell office:value-type="float" office:value="10000" table:style-name="ce3">
            <text:p>10000</text:p>
          </table:table-cell>
          <table:table-cell office:value-type="string" office:string-value="10000 less than 100000" table:formula="of:=IF([.$J16]&gt;[.$H$16];[.$J16]&amp;&quot; is Greater than &quot;&amp;[.$H$16];IF([.$J16]&lt;[.$H$16];[.$J16]&amp;&quot; less than &quot;&amp;[.$H$16];[.$J16]&amp;&quot; is equal to &quot;&amp;[.$H$16]))" table:style-name="ce3">
            <text:p>10000 less than 100000</text:p>
          </table:table-cell>
          <table:table-cell table:number-columns-repeated="16373" table:style-name="ce1"/>
        </table:table-row>
        <table:table-row table:style-name="ro1">
          <table:table-cell/>
          <table:table-cell table:number-columns-repeated="8" table:style-name="ce1"/>
          <table:table-cell office:value-type="float" office:value="200000" table:style-name="ce3">
            <text:p>200000</text:p>
          </table:table-cell>
          <table:table-cell office:value-type="string" office:string-value="200000 is Greater than 100000" table:formula="of:=IF([.$J17]&gt;[.$H$16];[.$J17]&amp;&quot; is Greater than &quot;&amp;[.$H$16];IF([.$J17]&lt;[.$H$16];[.$J17]&amp;&quot; less than &quot;&amp;[.$H$16];[.$J17]&amp;&quot; is equal to &quot;&amp;[.$H$16]))" table:style-name="ce3">
            <text:p>200000 is Greater than 100000</text:p>
          </table:table-cell>
          <table:table-cell table:number-columns-repeated="16373"/>
        </table:table-row>
        <table:table-row table:style-name="ro1">
          <table:table-cell/>
          <table:table-cell table:number-columns-repeated="8" table:style-name="ce1"/>
          <table:table-cell office:value-type="float" office:value="200000" table:style-name="ce3">
            <text:p>200000</text:p>
          </table:table-cell>
          <table:table-cell office:value-type="string" office:string-value="200000 is Greater than 100000" table:formula="of:=IF([.$J18]&gt;[.$H$16];[.$J18]&amp;&quot; is Greater than &quot;&amp;[.$H$16];IF([.$J18]&lt;[.$H$16];[.$J18]&amp;&quot; less than &quot;&amp;[.$H$16];[.$J18]&amp;&quot; is equal to &quot;&amp;[.$H$16]))" table:style-name="ce3">
            <text:p>200000 is Greater than 100000</text:p>
          </table:table-cell>
          <table:table-cell table:number-columns-repeated="16373"/>
        </table:table-row>
        <table:table-row table:style-name="ro1">
          <table:table-cell/>
          <table:table-cell table:number-columns-repeated="8" table:style-name="ce1"/>
          <table:table-cell office:value-type="float" office:value="150000" table:style-name="ce3">
            <text:p>150000</text:p>
          </table:table-cell>
          <table:table-cell office:value-type="string" office:string-value="150000 is Greater than 100000" table:formula="of:=IF([.$J19]&gt;[.$H$16];[.$J19]&amp;&quot; is Greater than &quot;&amp;[.$H$16];IF([.$J19]&lt;[.$H$16];[.$J19]&amp;&quot; less than &quot;&amp;[.$H$16];[.$J19]&amp;&quot; is equal to &quot;&amp;[.$H$16]))" table:style-name="ce3">
            <text:p>150000 is Greater than 100000</text:p>
          </table:table-cell>
          <table:table-cell table:number-columns-repeated="16373"/>
        </table:table-row>
        <table:table-row table:style-name="ro1">
          <table:table-cell/>
          <table:table-cell table:number-columns-repeated="8" table:style-name="ce1"/>
          <table:table-cell office:value-type="float" office:value="50000" table:style-name="ce3">
            <text:p>50000</text:p>
          </table:table-cell>
          <table:table-cell office:value-type="string" office:string-value="50000 less than 100000" table:formula="of:=IF([.$J20]&gt;[.$H$16];[.$J20]&amp;&quot; is Greater than &quot;&amp;[.$H$16];IF([.$J20]&lt;[.$H$16];[.$J20]&amp;&quot; less than &quot;&amp;[.$H$16];[.$J20]&amp;&quot; is equal to &quot;&amp;[.$H$16]))" table:style-name="ce3">
            <text:p>50000 less than 100000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/>
          <table:table-cell office:value-type="string" table:number-columns-spanned="4" table:number-rows-spanned="1" table:style-name="ce15">
            <text:p>Question 2: Write a program to check whether a given number is positive or negative or null.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16">
            <text:p>Q 3)Ask the user for their age and print whether they are<text:s/><text:span text:style-name="T2">eligible to vote</text:span><text:s/>(18 or older).</text:p>
          </table:table-cell>
          <table:covered-table-cell table:number-columns-repeated="3"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6">
            <text:p>number</text:p>
          </table:table-cell>
          <table:table-cell office:value-type="string" table:style-name="ce7">
            <text:p>IF</text:p>
          </table:table-cell>
          <table:table-cell table:number-columns-repeated="2" table:style-name="ce1"/>
          <table:table-cell office:value-type="string" table:style-name="ce8">
            <text:p>age</text:p>
          </table:table-cell>
          <table:table-cell office:value-type="string" table:style-name="ce7">
            <text:p>IF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1"/>
          <table:table-cell office:value-type="float" office:value="34" table:style-name="ce9">
            <text:p>34</text:p>
          </table:table-cell>
          <table:table-cell office:value-type="string" office:string-value="Value is Positive" table:formula="of:=IF([.C26]&lt;0;&quot;value is Negative&quot;;&quot;Value is Positive&quot;)" table:style-name="ce1">
            <text:p>Value is Positive</text:p>
          </table:table-cell>
          <table:table-cell table:number-columns-repeated="2" table:style-name="ce1"/>
          <table:table-cell office:value-type="float" office:value="18" table:style-name="ce8">
            <text:p>18</text:p>
          </table:table-cell>
          <table:table-cell office:value-type="string" office:string-value="Your Eligible" table:formula="of:=IF([.G26]&gt;=18;&quot;Your Eligible&quot;;&quot;Your not Eligible&quot;)" table:style-name="ce1">
            <text:p>Your Eligible</text:p>
          </table:table-cell>
          <table:table-cell table:style-name="ce1"/>
          <table:table-cell office:value-type="string" table:number-columns-spanned="2" table:number-rows-spanned="1" table:style-name="ce17">
            <text:p>Q 4) number whether it is<text:s/><text:span text:style-name="T2">even</text:span><text:s/>or<text:s/><text:span text:style-name="T2">odd</text:span>.</text:p>
          </table:table-cell>
          <table:covered-table-cell/>
          <table:table-cell table:number-columns-repeated="16373"/>
        </table:table-row>
        <table:table-row table:style-name="ro1">
          <table:table-cell/>
          <table:table-cell table:style-name="ce1"/>
          <table:table-cell office:value-type="float" office:value="-23" table:style-name="ce9">
            <text:p>-23</text:p>
          </table:table-cell>
          <table:table-cell office:value-type="string" office:string-value="value is Negative" table:formula="of:=IF([.C27]&lt;0;&quot;value is Negative&quot;;&quot;Value is Positive&quot;)" table:style-name="ce1">
            <text:p>value is Negative</text:p>
          </table:table-cell>
          <table:table-cell table:number-columns-repeated="2" table:style-name="ce1"/>
          <table:table-cell office:value-type="float" office:value="21" table:style-name="ce8">
            <text:p>21</text:p>
          </table:table-cell>
          <table:table-cell office:value-type="string" office:string-value="Your Eligible" table:formula="of:=IF([.G27]&gt;=18;&quot;Your Eligible&quot;;&quot;Your not Eligible&quot;)" table:style-name="ce1">
            <text:p>Your Eligible</text:p>
          </table:table-cell>
          <table:table-cell table:style-name="ce1"/>
          <table:table-cell office:value-type="string" table:style-name="ce1">
            <text:p>number<text:s/></text:p>
          </table:table-cell>
          <table:table-cell office:value-type="string" table:style-name="ce1">
            <text:p>if</text:p>
          </table:table-cell>
          <table:table-cell table:number-columns-repeated="16373"/>
        </table:table-row>
        <table:table-row table:style-name="ro1">
          <table:table-cell/>
          <table:table-cell table:style-name="ce1"/>
          <table:table-cell office:value-type="float" office:value="10" table:style-name="ce9">
            <text:p>10</text:p>
          </table:table-cell>
          <table:table-cell office:value-type="string" office:string-value="Value is Positive" table:formula="of:=IF([.C28]&lt;0;&quot;value is Negative&quot;;&quot;Value is Positive&quot;)" table:style-name="ce1">
            <text:p>Value is Positive</text:p>
          </table:table-cell>
          <table:table-cell table:number-columns-repeated="2" table:style-name="ce1"/>
          <table:table-cell office:value-type="float" office:value="17" table:style-name="ce8">
            <text:p>17</text:p>
          </table:table-cell>
          <table:table-cell office:value-type="string" office:string-value="Your not Eligible" table:formula="of:=IF([.G28]&gt;=18;&quot;Your Eligible&quot;;&quot;Your not Eligible&quot;)" table:style-name="ce1">
            <text:p>Your not Eligible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office:string-value="number is even" table:formula="of:=IF(MOD([.J28];2)=0;&quot;number is even&quot;;&quot;number is odd&quot;)" table:style-name="ce1">
            <text:p>number is even</text:p>
          </table:table-cell>
          <table:table-cell table:number-columns-repeated="16373"/>
        </table:table-row>
        <table:table-row table:style-name="ro1">
          <table:table-cell/>
          <table:table-cell table:style-name="ce1"/>
          <table:table-cell office:value-type="float" office:value="12" table:style-name="ce9">
            <text:p>12</text:p>
          </table:table-cell>
          <table:table-cell office:value-type="string" office:string-value="Value is Positive" table:formula="of:=IF([.C29]&lt;0;&quot;value is Negative&quot;;&quot;Value is Positive&quot;)" table:style-name="ce1">
            <text:p>Value is Positive</text:p>
          </table:table-cell>
          <table:table-cell table:number-columns-repeated="2" table:style-name="ce1"/>
          <table:table-cell office:value-type="float" office:value="22" table:style-name="ce8">
            <text:p>22</text:p>
          </table:table-cell>
          <table:table-cell office:value-type="string" office:string-value="Your Eligible" table:formula="of:=IF([.G29]&gt;=18;&quot;Your Eligible&quot;;&quot;Your not Eligible&quot;)" table:style-name="ce1">
            <text:p>Your Eligible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office:string-value="number is odd" table:formula="of:=IF(MOD([.J29];2)=0;&quot;number is even&quot;;&quot;number is odd&quot;)" table:style-name="ce1">
            <text:p>number is odd</text:p>
          </table:table-cell>
          <table:table-cell table:number-columns-repeated="16373"/>
        </table:table-row>
        <table:table-row table:style-name="ro1">
          <table:table-cell/>
          <table:table-cell table:style-name="ce1"/>
          <table:table-cell office:value-type="float" office:value="100" table:style-name="ce9">
            <text:p>100</text:p>
          </table:table-cell>
          <table:table-cell office:value-type="string" office:string-value="Value is Positive" table:formula="of:=IF([.C30]&lt;0;&quot;value is Negative&quot;;&quot;Value is Positive&quot;)" table:style-name="ce1">
            <text:p>Value is Positive</text:p>
          </table:table-cell>
          <table:table-cell table:number-columns-repeated="2" table:style-name="ce1"/>
          <table:table-cell office:value-type="float" office:value="50" table:style-name="ce8">
            <text:p>50</text:p>
          </table:table-cell>
          <table:table-cell office:value-type="string" office:string-value="Your Eligible" table:formula="of:=IF([.G30]&gt;=18;&quot;Your Eligible&quot;;&quot;Your not Eligible&quot;)" table:style-name="ce1">
            <text:p>Your Eligible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office:string-value="number is odd" table:formula="of:=IF(MOD([.J30];2)=0;&quot;number is even&quot;;&quot;number is odd&quot;)" table:style-name="ce1">
            <text:p>number is odd</text:p>
          </table:table-cell>
          <table:table-cell table:number-columns-repeated="16373"/>
        </table:table-row>
        <table:table-row table:style-name="ro1">
          <table:table-cell/>
          <table:table-cell table:style-name="ce1"/>
          <table:table-cell office:value-type="float" office:value="-200" table:style-name="ce9">
            <text:p>-200</text:p>
          </table:table-cell>
          <table:table-cell office:value-type="string" office:string-value="value is Negative" table:formula="of:=IF([.C31]&lt;0;&quot;value is Negative&quot;;&quot;Value is Positive&quot;)" table:style-name="ce1">
            <text:p>value is Negative</text:p>
          </table:table-cell>
          <table:table-cell table:number-columns-repeated="5" table:style-name="ce1"/>
          <table:table-cell office:value-type="float" office:value="12" table:style-name="ce1">
            <text:p>12</text:p>
          </table:table-cell>
          <table:table-cell office:value-type="string" office:string-value="number is even" table:formula="of:=IF(MOD([.J31];2)=0;&quot;number is even&quot;;&quot;number is odd&quot;)" table:style-name="ce1">
            <text:p>number is even</text:p>
          </table:table-cell>
          <table:table-cell table:number-columns-repeated="16373"/>
        </table:table-row>
        <table:table-row table:style-name="ro1">
          <table:table-cell/>
          <table:table-cell table:number-columns-repeated="8" table:style-name="ce1"/>
          <table:table-cell office:value-type="float" office:value="67" table:style-name="ce1">
            <text:p>67</text:p>
          </table:table-cell>
          <table:table-cell office:value-type="string" office:string-value="number is odd" table:formula="of:=IF(MOD([.J32];2)=0;&quot;number is even&quot;;&quot;number is odd&quot;)" table:style-name="ce1">
            <text:p>number is odd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2" table:number-rows-spanned="1" table:style-name="ce17">
            <text:p>Q 5) marks &gt;= 50, pass,fails</text:p>
          </table:table-cell>
          <table:covered-table-cell/>
          <table:table-cell table:style-name="ce1"/>
          <table:table-cell office:value-type="string" table:style-name="ce10">
            <text:p>Q 6) is number positive, negative and null</text:p>
          </table:table-cell>
          <table:table-cell table:number-columns-repeated="2" table:style-name="ce10"/>
          <table:table-cell table:number-columns-repeated="16377" table:style-name="ce1"/>
        </table:table-row>
        <table:table-row table:style-name="ro5">
          <table:table-cell table:number-columns-repeated="8" table:style-name="ce1"/>
          <table:table-cell office:value-type="string" table:number-columns-spanned="2" table:number-rows-spanned="1" table:style-name="ce16">
            <text:p>Q 7) Positive/Negative &amp; Even/Odd</text:p>
          </table:table-cell>
          <table:covered-table-cell/>
          <table:table-cell table:number-columns-repeated="16374"/>
        </table:table-row>
        <table:table-row table:style-name="ro1">
          <table:table-cell table:style-name="ce1"/>
          <table:table-cell office:value-type="string" table:style-name="ce3">
            <text:p>marks</text:p>
          </table:table-cell>
          <table:table-cell office:value-type="string" table:style-name="ce1">
            <text:p>if</text:p>
          </table:table-cell>
          <table:table-cell table:style-name="ce1"/>
          <table:table-cell office:value-type="string" table:style-name="ce6">
            <text:p>number</text:p>
          </table:table-cell>
          <table:table-cell office:value-type="string" table:style-name="ce1">
            <text:p>if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49" table:style-name="ce3">
            <text:p>49</text:p>
          </table:table-cell>
          <table:table-cell office:value-type="string" office:string-value="Fail" table:formula="of:=IF([.B37]&gt;=50;&quot;Pass&quot;;&quot;Fail&quot;)" table:style-name="ce1">
            <text:p>Fail</text:p>
          </table:table-cell>
          <table:table-cell table:style-name="ce1"/>
          <table:table-cell office:value-type="float" office:value="34" table:style-name="ce9">
            <text:p>34</text:p>
          </table:table-cell>
          <table:table-cell office:value-type="string" office:string-value="Positive number" table:formula="of:=IF([.E37]&gt;0;&quot;Positive number&quot;;IF([.E37]&lt;0;&quot;Negative Number&quot;;&quot;Is null&quot;))" table:style-name="ce1">
            <text:p>Positive number</text:p>
          </table:table-cell>
          <table:table-cell table:number-columns-repeated="2" table:style-name="ce1"/>
          <table:table-cell office:value-type="string" table:style-name="ce11">
            <text:p>number</text:p>
          </table:table-cell>
          <table:table-cell office:value-type="string" table:style-name="ce1">
            <text:p>if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51" table:style-name="ce3">
            <text:p>51</text:p>
          </table:table-cell>
          <table:table-cell office:value-type="string" office:string-value="Pass" table:formula="of:=IF([.B38]&gt;=50;&quot;Pass&quot;;&quot;Fail&quot;)" table:style-name="ce1">
            <text:p>Pass</text:p>
          </table:table-cell>
          <table:table-cell table:style-name="ce1"/>
          <table:table-cell office:value-type="float" office:value="-23" table:style-name="ce9">
            <text:p>-23</text:p>
          </table:table-cell>
          <table:table-cell office:value-type="string" office:string-value="Negative Number" table:formula="of:=IF([.E38]&gt;0;&quot;Positive number&quot;;IF([.E38]&lt;0;&quot;Negative Number&quot;;&quot;Is null&quot;))" table:style-name="ce1">
            <text:p>Negative Number</text:p>
          </table:table-cell>
          <table:table-cell table:number-columns-repeated="2" table:style-name="ce1"/>
          <table:table-cell office:value-type="float" office:value="1" table:style-name="ce8">
            <text:p>1</text:p>
          </table:table-cell>
          <table:table-cell office:value-type="string" office:string-value="Positive Odd" table:formula="of:=IF([.I38]&gt;0;IF(MOD([.I38];2)=0;&quot;Positive Even&quot;;&quot;Positive Odd&quot;);&quot;Negative&quot;)" table:style-name="ce1">
            <text:p>Positive Odd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70" table:style-name="ce3">
            <text:p>70</text:p>
          </table:table-cell>
          <table:table-cell office:value-type="string" office:string-value="Pass" table:formula="of:=IF([.B39]&gt;=50;&quot;Pass&quot;;&quot;Fail&quot;)" table:style-name="ce1">
            <text:p>Pass</text:p>
          </table:table-cell>
          <table:table-cell table:style-name="ce1"/>
          <table:table-cell table:style-name="ce9"/>
          <table:table-cell office:value-type="string" office:string-value="Is null" table:formula="of:=IF([.E39]&gt;0;&quot;Positive number&quot;;IF([.E39]&lt;0;&quot;Negative Number&quot;;&quot;Is null&quot;))" table:style-name="ce1">
            <text:p>Is null</text:p>
          </table:table-cell>
          <table:table-cell table:number-columns-repeated="2" table:style-name="ce1"/>
          <table:table-cell office:value-type="float" office:value="4" table:style-name="ce8">
            <text:p>4</text:p>
          </table:table-cell>
          <table:table-cell office:value-type="string" office:string-value="Positive Even" table:formula="of:=IF([.I39]&gt;0;IF(MOD([.I39];2)=0;&quot;Positive Even&quot;;&quot;Positive Odd&quot;);&quot;Negative&quot;)" table:style-name="ce1">
            <text:p>Positive Even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45" table:style-name="ce3">
            <text:p>45</text:p>
          </table:table-cell>
          <table:table-cell office:value-type="string" office:string-value="Fail" table:formula="of:=IF([.B40]&gt;=50;&quot;Pass&quot;;&quot;Fail&quot;)" table:style-name="ce1">
            <text:p>Fail</text:p>
          </table:table-cell>
          <table:table-cell table:style-name="ce1"/>
          <table:table-cell office:value-type="float" office:value="13" table:style-name="ce9">
            <text:p>13</text:p>
          </table:table-cell>
          <table:table-cell office:value-type="string" office:string-value="Positive number" table:formula="of:=IF([.E40]&gt;0;&quot;Positive number&quot;;IF([.E40]&lt;0;&quot;Negative Number&quot;;&quot;Is null&quot;))" table:style-name="ce1">
            <text:p>Positive number</text:p>
          </table:table-cell>
          <table:table-cell table:number-columns-repeated="2" table:style-name="ce1"/>
          <table:table-cell office:value-type="float" office:value="9" table:style-name="ce8">
            <text:p>9</text:p>
          </table:table-cell>
          <table:table-cell office:value-type="string" office:string-value="Positive Odd" table:formula="of:=IF([.I40]&gt;0;IF(MOD([.I40];2)=0;&quot;Positive Even&quot;;&quot;Positive Odd&quot;);&quot;Negative&quot;)" table:style-name="ce1">
            <text:p>Positive Odd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56" table:style-name="ce3">
            <text:p>56</text:p>
          </table:table-cell>
          <table:table-cell office:value-type="string" office:string-value="Pass" table:formula="of:=IF([.B41]&gt;=50;&quot;Pass&quot;;&quot;Fail&quot;)" table:style-name="ce1">
            <text:p>Pass</text:p>
          </table:table-cell>
          <table:table-cell table:style-name="ce1"/>
          <table:table-cell office:value-type="float" office:value="100" table:style-name="ce9">
            <text:p>100</text:p>
          </table:table-cell>
          <table:table-cell office:value-type="string" office:string-value="Positive number" table:formula="of:=IF([.E41]&gt;0;&quot;Positive number&quot;;IF([.E41]&lt;0;&quot;Negative Number&quot;;&quot;Is null&quot;))" table:style-name="ce1">
            <text:p>Positive number</text:p>
          </table:table-cell>
          <table:table-cell table:number-columns-repeated="2" table:style-name="ce1"/>
          <table:table-cell office:value-type="float" office:value="12" table:style-name="ce8">
            <text:p>12</text:p>
          </table:table-cell>
          <table:table-cell office:value-type="string" office:string-value="Positive Even" table:formula="of:=IF([.I41]&gt;0;IF(MOD([.I41];2)=0;&quot;Positive Even&quot;;&quot;Positive Odd&quot;);&quot;Negative&quot;)" table:style-name="ce1">
            <text:p>Positive Even</text:p>
          </table:table-cell>
          <table:table-cell table:number-columns-repeated="16374"/>
        </table:table-row>
        <table:table-row table:style-name="ro1">
          <table:table-cell table:number-columns-repeated="4" table:style-name="ce1"/>
          <table:table-cell office:value-type="float" office:value="-200" table:style-name="ce9">
            <text:p>-200</text:p>
          </table:table-cell>
          <table:table-cell office:value-type="string" office:string-value="Negative Number" table:formula="of:=IF([.E42]&gt;0;&quot;Positive number&quot;;IF([.E42]&lt;0;&quot;Negative Number&quot;;&quot;Is null&quot;))" table:style-name="ce1">
            <text:p>Negative Number</text:p>
          </table:table-cell>
          <table:table-cell table:number-columns-repeated="2" table:style-name="ce1"/>
          <table:table-cell office:value-type="float" office:value="19" table:style-name="ce8">
            <text:p>19</text:p>
          </table:table-cell>
          <table:table-cell office:value-type="string" office:string-value="Positive Odd" table:formula="of:=IF([.I42]&gt;0;IF(MOD([.I42];2)=0;&quot;Positive Even&quot;;&quot;Positive Odd&quot;);&quot;Negative&quot;)" table:style-name="ce1">
            <text:p>Positive Odd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Q 8)</text:p>
          </table:table-cell>
          <table:table-cell office:value-type="string" table:style-name="ce8">
            <text:p>marks</text:p>
          </table:table-cell>
          <table:table-cell office:value-type="string" table:style-name="ce1">
            <text:p>if</text:p>
          </table:table-cell>
          <table:table-cell office:value-type="string" table:style-name="ce1">
            <text:p>Q9)</text:p>
          </table:table-cell>
          <table:table-cell table:number-columns-repeated="4" table:style-name="ce1"/>
          <table:table-cell office:value-type="string" table:style-name="ce1">
            <text:p>Q 10</text:p>
          </table:table-cell>
          <table:table-cell office:value-type="string" table:style-name="ce1">
            <text:p>Leap year, century year , <text:s/>not century</text:p>
          </table:table-cell>
          <table:table-cell table:number-columns-repeated="16374"/>
        </table:table-row>
        <table:table-row table:style-name="ro6">
          <table:table-cell office:value-type="string" table:style-name="ce1">
            <text:p>≥ 90 →<text:s/><text:span text:style-name="T3">"A"</text:span></text:p>
          </table:table-cell>
          <table:table-cell office:value-type="float" office:value="91" table:style-name="ce2">
            <text:p>91</text:p>
          </table:table-cell>
          <table:table-cell office:value-type="string" office:string-value="A" table:formula="of:=IF([.B45]&gt;=90;&quot;A&quot;;IF([.B45]&gt;=75;&quot;B&quot;;IF([.B45]&lt;=50;&quot;Fail&quot;;&quot;C&quot;)))" table:style-name="ce1">
            <text:p>A</text:p>
          </table:table-cell>
          <table:table-cell office:value-type="string" table:number-columns-spanned="4" table:number-rows-spanned="1" table:style-name="ce18">
            <text:p>(A, E, I, O, U<text:span text:style-name="T1">) → return<text:s/></text:span>"Vowel"<text:span text:style-name="T1">, else<text:s/></text:span>"Consonant"</text:p>
          </table:table-cell>
          <table:covered-table-cell table:number-columns-repeated="3"/>
          <table:table-cell table:style-name="ce1"/>
          <table:table-cell office:value-type="float" office:value="400" table:style-name="ce12">
            <text:p>400</text:p>
          </table:table-cell>
          <table:table-cell office:value-type="string" office:string-value="Leap Year" table:formula="of:=IF(MOD([.I$45];100)=0;IF(MOD([.I$45];400)=0;&quot;Leap Year&quot;;&quot; Century Year&quot;);&quot; Not Century Year&quot;)" table:style-name="ce1">
            <text:p>Leap Year</text:p>
          </table:table-cell>
          <table:table-cell table:number-columns-repeated="16374"/>
        </table:table-row>
        <table:table-row table:style-name="ro6">
          <table:table-cell office:value-type="string" table:style-name="ce1">
            <text:p>≥ 75 →<text:s/><text:span text:style-name="T3">"B"</text:span></text:p>
          </table:table-cell>
          <table:table-cell office:value-type="float" office:value="67" table:style-name="ce2">
            <text:p>67</text:p>
          </table:table-cell>
          <table:table-cell office:value-type="string" office:string-value="C" table:formula="of:=IF([.B46]&gt;=90;&quot;A&quot;;IF([.B46]&gt;=75;&quot;B&quot;;IF([.B46]&lt;=50;&quot;Fail&quot;;&quot;C&quot;)))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office:string-value="Vowel" table:formula="of:=IF(OR([.D46]=&quot;A&quot;;[.D46]=&quot;E&quot;;[.D46]=&quot;I&quot;;[.D46]=&quot;O&quot;;[.D46]=&quot;U&quot;);&quot;Vowel&quot;;&quot;Consonant&quot;)" table:style-name="ce1">
            <text:p>Vowel</text:p>
          </table:table-cell>
          <table:table-cell table:number-columns-repeated="16379" table:style-name="ce1"/>
        </table:table-row>
        <table:table-row table:style-name="ro6">
          <table:table-cell office:value-type="string" table:style-name="ce1">
            <text:p>≥ 50 →<text:s/><text:span text:style-name="T3">"C"</text:span></text:p>
          </table:table-cell>
          <table:table-cell office:value-type="float" office:value="76" table:style-name="ce2">
            <text:p>76</text:p>
          </table:table-cell>
          <table:table-cell office:value-type="string" office:string-value="B" table:formula="of:=IF([.B47]&gt;=90;&quot;A&quot;;IF([.B47]&gt;=75;&quot;B&quot;;IF([.B47]&lt;=50;&quot;Fail&quot;;&quot;C&quot;)))" table:style-name="ce1">
            <text:p>B</text:p>
          </table:table-cell>
          <table:table-cell office:value-type="string" table:style-name="ce1">
            <text:p>U</text:p>
          </table:table-cell>
          <table:table-cell office:value-type="string" office:string-value="Vowel" table:formula="of:=IF(OR([.D47]=&quot;A&quot;;[.D47]=&quot;E&quot;;[.D47]=&quot;I&quot;;[.D47]=&quot;O&quot;;[.D47]=&quot;U&quot;);&quot;Vowel&quot;;&quot;Consonant&quot;)" table:style-name="ce1">
            <text:p>Vowe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else-&gt; "Fail"</text:p>
          </table:table-cell>
          <table:table-cell office:value-type="float" office:value="49" table:style-name="ce2">
            <text:p>49</text:p>
          </table:table-cell>
          <table:table-cell office:value-type="string" office:string-value="Fail" table:formula="of:=IF([.B48]&gt;=90;&quot;A&quot;;IF([.B48]&gt;=75;&quot;B&quot;;IF([.B48]&lt;=50;&quot;Fail&quot;;&quot;C&quot;)))" table:style-name="ce1">
            <text:p>Fail</text:p>
          </table:table-cell>
          <table:table-cell office:value-type="string" table:style-name="ce1">
            <text:p>D</text:p>
          </table:table-cell>
          <table:table-cell office:value-type="string" office:string-value="Consonant" table:formula="of:=IF(OR([.D48]=&quot;A&quot;;[.D48]=&quot;E&quot;;[.D48]=&quot;I&quot;;[.D48]=&quot;O&quot;;[.D48]=&quot;U&quot;);&quot;Vowel&quot;;&quot;Consonant&quot;)" table:style-name="ce1">
            <text:p>Consonant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57" table:style-name="ce2">
            <text:p>57</text:p>
          </table:table-cell>
          <table:table-cell office:value-type="string" office:string-value="C" table:formula="of:=IF([.B49]&gt;=90;&quot;A&quot;;IF([.B49]&gt;=75;&quot;B&quot;;IF([.B49]&lt;=50;&quot;Fail&quot;;&quot;C&quot;)))" table:style-name="ce1">
            <text:p>C</text:p>
          </table:table-cell>
          <table:table-cell office:value-type="string" table:style-name="ce1">
            <text:p>Z</text:p>
          </table:table-cell>
          <table:table-cell office:value-type="string" office:string-value="Consonant" table:formula="of:=IF(OR([.D49]=&quot;A&quot;;[.D49]=&quot;E&quot;;[.D49]=&quot;I&quot;;[.D49]=&quot;O&quot;;[.D49]=&quot;U&quot;);&quot;Vowel&quot;;&quot;Consonant&quot;)" table:style-name="ce1">
            <text:p>Consonant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E</text:p>
          </table:table-cell>
          <table:table-cell office:value-type="string" office:string-value="Vowel" table:formula="of:=IF(OR([.D50]=&quot;A&quot;;[.D50]=&quot;E&quot;;[.D50]=&quot;I&quot;;[.D50]=&quot;O&quot;;[.D50]=&quot;U&quot;);&quot;Vowel&quot;;&quot;Consonant&quot;)" table:style-name="ce1">
            <text:p>Vowel</text:p>
          </table:table-cell>
          <table:table-cell table:number-columns-repeated="16379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127</meta:generator>
    <meta:initial-creator>Bhavesh kshirsagar</meta:initial-creator>
    <dc:creator>Bhavesh kshirsagar</dc:creator>
    <meta:creation-date>2025-09-22T04:42:09Z</meta:creation-date>
    <dc:date>2025-09-25T06:46:57Z</dc:date>
  </office:meta>
</office:document-meta>
</file>